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 style:master-page-name="First_20_Page">
      <style:paragraph-properties style:page-number="auto"/>
    </style:style>
    <style:style style:name="P4" style:family="paragraph" style:parent-style-name="Standard">
      <style:paragraph-properties fo:text-align="start" style:justify-single-word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917628254978832343" text:style-name="Outline">
        <text:list-item>
          <text:h text:style-name="P3" text:outline-level="1">Autentificacion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8-10-2018</text:p>
      <text:p text:style-name="Standard"/>
      <text:p text:style-name="P1">Programa:</text:p>
      <text:p text:style-name="P1"/>
      <text:p text:style-name="P1">Fuente:<text:tab/><text:a xlink:type="simple" xlink:href="https://medium.com/coding-with-flutter/take-your-flutter-tests-to-the-next-level-e2fb15641809" text:style-name="Internet_20_link" text:visited-style-name="Visited_20_Internet_20_Link">Ejemplo</text:a></text:p>
      <text:p text:style-name="P1"><text:tab/><text:tab/><text:a xlink:type="simple" xlink:href="https://medium.com/flutter-community/implementing-firebase-github-authentication-in-flutter-1c49a172c648?fbclid=IwAR2_xCD4bY3r58AP9_Y_nK1dt64GIcDOB7nPnxlHGPn6LaVh9-YlS7suMBc" text:style-name="Internet_20_link" text:visited-style-name="Visited_20_Internet_20_Link">auth por github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<text:soft-page-break/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8-10-08T12:39:35.965000000</meta:creation-date>
    <meta:editing-duration>PT4M52S</meta:editing-duration>
    <meta:generator>OpenOffice/4.1.6$Unix OpenOffice.org_project/416m1$Build-9790</meta:generator>
    <dc:date>2019-03-27T23:02:22</dc:date>
    <meta:document-statistic meta:table-count="0" meta:image-count="0" meta:object-count="0" meta:page-count="2" meta:paragraph-count="10" meta:word-count="19" meta:character-count="159"/>
    <dc:creator>Máximo Meza</dc:creator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